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2c5ca"/>
    </style:style>
    <style:style style:name="P2" style:family="paragraph" style:parent-style-name="List_20_Paragraph">
      <style:text-properties fo:language="sr" fo:country="BA" officeooo:paragraph-rsid="0012c5ca"/>
    </style:style>
    <style:style style:name="P3" style:family="paragraph" style:parent-style-name="List_20_Paragraph">
      <style:text-properties fo:language="sr" fo:country="BA" officeooo:rsid="0012c5ca" officeooo:paragraph-rsid="0012c5ca"/>
    </style:style>
    <style:style style:name="P4" style:family="paragraph" style:parent-style-name="List_20_Paragraph">
      <style:paragraph-properties fo:margin-left="1in" fo:margin-right="0in" fo:text-indent="0in" style:auto-text-indent="false"/>
      <style:text-properties fo:language="sr" fo:country="BA" officeooo:paragraph-rsid="0012c5ca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paragraph-rsid="0012c5ca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language="sr" fo:country="BA" fo:font-weight="normal" officeooo:paragraph-rsid="0012c5ca" style:font-weight-asian="normal" style:font-weight-complex="normal"/>
    </style:style>
    <style:style style:name="P7" style:family="paragraph" style:parent-style-name="List_20_Paragraph">
      <style:paragraph-properties fo:margin-left="0.5in" fo:margin-right="0in" fo:text-indent="0in" style:auto-text-indent="false"/>
      <style:text-properties officeooo:paragraph-rsid="0012c5ca"/>
    </style:style>
    <style:style style:name="P8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12c5ca" officeooo:paragraph-rsid="0012c5ca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21ff19" officeooo:paragraph-rsid="0021ff19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12c5ca" officeooo:paragraph-rsid="0012c5ca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officeooo:paragraph-rsid="00245b04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sr" fo:country="BA" fo:font-weight="normal" officeooo:rsid="0012c5ca" officeooo:paragraph-rsid="0012c5ca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paragraph-rsid="0012c5ca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text-properties style:text-underline-style="none" officeooo:paragraph-rsid="0012c5ca"/>
    </style:style>
    <style:style style:name="P16" style:family="paragraph" style:parent-style-name="Standard">
      <style:text-properties fo:font-size="12pt" fo:language="sr" fo:country="BA" style:text-underline-style="solid" style:text-underline-width="auto" style:text-underline-color="font-color" fo:font-weight="normal" officeooo:rsid="0012c5ca" officeooo:paragraph-rsid="0012c5ca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2">
      <style:text-properties officeooo:paragraph-rsid="0012c5ca"/>
    </style:style>
    <style:style style:name="P18" style:family="paragraph" style:parent-style-name="Preformatted_20_Text" style:list-style-name="L2">
      <style:paragraph-properties fo:text-align="start" style:justify-single-word="false"/>
      <style:text-properties fo:font-size="12pt" fo:font-weight="normal" officeooo:paragraph-rsid="0012c5ca" style:font-size-asian="12pt" style:font-weight-asian="normal" style:font-size-complex="12pt" style:font-weight-complex="normal"/>
    </style:style>
    <style:style style:name="P19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2c5ca" officeooo:paragraph-rsid="0012c5ca" style:font-size-asian="12pt" style:font-weight-asian="normal" style:font-size-complex="12pt" style:font-weight-complex="normal"/>
    </style:style>
    <style:style style:name="P20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426a97" officeooo:paragraph-rsid="00426a97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2a6099" style:font-name="Times new roman" fo:font-size="13pt" style:text-underline-style="none" fo:font-weight="bold" officeooo:rsid="00189df7" officeooo:paragraph-rsid="0012c5ca" style:font-size-asian="13pt" style:font-weight-asian="bold" style:font-size-complex="13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2a6099" style:font-name="Times new roman" fo:font-size="13pt" fo:font-weight="bold" officeooo:rsid="0012c5ca" officeooo:paragraph-rsid="0012c5ca" style:font-name-asian="Noto Sans Mono CJK SC" style:font-size-asian="13pt" style:font-weight-asian="bold" style:font-name-complex="Liberation Mono" style:font-size-complex="13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color="#2a6099" style:font-name="Times new roman" fo:font-size="13pt" fo:font-weight="bold" officeooo:rsid="0012c5ca" officeooo:paragraph-rsid="0012c5ca" style:font-size-asian="13pt" style:font-weight-asian="bold" style:font-size-complex="13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color="#2a6099" officeooo:paragraph-rsid="0012c5ca"/>
    </style:style>
    <style:style style:name="P25" style:family="paragraph" style:parent-style-name="Preformatted_20_Text">
      <style:paragraph-properties fo:text-align="start" style:justify-single-word="false"/>
      <style:text-properties fo:color="#2a6099" officeooo:paragraph-rsid="0012c5ca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paragraph-rsid="0012c5ca"/>
    </style:style>
    <style:style style:name="P28" style:family="paragraph" style:parent-style-name="Standard" style:list-style-name="L1">
      <style:text-properties fo:font-size="11pt" officeooo:rsid="0012c5ca" officeooo:paragraph-rsid="0012c5ca" style:font-size-asian="11pt" style:font-size-complex="11pt"/>
    </style:style>
    <style:style style:name="P29" style:family="paragraph" style:parent-style-name="Standard" style:list-style-name="L3">
      <style:text-properties fo:font-size="11pt" officeooo:paragraph-rsid="00693408" style:font-size-asian="11pt" style:font-size-complex="11pt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 fo:font-weight="normal" officeooo:rsid="0012c5ca" officeooo:paragraph-rsid="0012c5ca" style:font-name-asian="Noto Sans Mono CJK SC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 style:list-style-name="L3"/>
    <style:style style:name="T1" style:family="text">
      <style:text-properties officeooo:rsid="0012c5ca"/>
    </style:style>
    <style:style style:name="T2" style:family="text">
      <style:text-properties fo:font-size="12pt" fo:language="sr" fo:country="BA" fo:font-style="normal" style:font-size-asian="12pt" style:font-style-asian="normal" style:font-size-complex="12pt" style:font-style-complex="normal"/>
    </style:style>
    <style:style style:name="T3" style:family="text">
      <style:text-properties fo:font-size="12pt" fo:language="sr" fo:country="BA" fo:font-style="normal" officeooo:rsid="0012c5ca" style:font-size-asian="12pt" style:font-style-asian="normal" style:font-size-complex="12pt" style:font-style-complex="normal"/>
    </style:style>
    <style:style style:name="T4" style:family="text">
      <style:text-properties fo:font-size="12pt" fo:language="sr" fo:country="BA" fo:font-style="normal" officeooo:rsid="001c134e" style:font-size-asian="12pt" style:font-style-asian="normal" style:font-size-complex="12pt" style:font-style-complex="normal"/>
    </style:style>
    <style:style style:name="T5" style:family="text">
      <style:text-properties fo:font-size="12pt" fo:language="sr" fo:country="BA" fo:font-style="normal" officeooo:rsid="001da64a" style:font-size-asian="12pt" style:font-style-asian="normal" style:font-size-complex="12pt" style:font-style-complex="normal"/>
    </style:style>
    <style:style style:name="T6" style:family="text">
      <style:text-properties fo:font-size="12pt" fo:language="sr" fo:country="BA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sr" fo:country="BA" fo:font-weight="normal" officeooo:rsid="001467e2" style:font-size-asian="12pt" style:font-weight-asian="normal" style:font-size-complex="12pt" style:font-weight-complex="normal"/>
    </style:style>
    <style:style style:name="T8" style:family="text">
      <style:text-properties fo:language="sr" fo:country="BA"/>
    </style:style>
    <style:style style:name="T9" style:family="text">
      <style:text-properties fo:language="sr" fo:country="BA" fo:font-weight="bold" style:font-weight-asian="bold"/>
    </style:style>
    <style:style style:name="T10" style:family="text">
      <style:text-properties fo:language="sr" fo:country="BA" fo:font-weight="bold" style:font-weight-asian="bold" style:font-weight-complex="bold"/>
    </style:style>
    <style:style style:name="T11" style:family="text">
      <style:text-properties fo:language="sr" fo:country="BA" fo:font-style="normal" style:font-style-asian="normal" style:font-style-complex="normal"/>
    </style:style>
    <style:style style:name="T12" style:family="text">
      <style:text-properties fo:language="sr" fo:country="BA" fo:font-style="normal" officeooo:rsid="0012c5ca" style:font-style-asian="normal" style:font-style-complex="normal"/>
    </style:style>
    <style:style style:name="T13" style:family="text">
      <style:text-properties fo:language="sr" fo:country="BA" fo:font-style="normal" fo:font-weight="bold" style:font-style-asian="normal" style:font-weight-asian="bold" style:font-style-complex="normal"/>
    </style:style>
    <style:style style:name="T14" style:family="text">
      <style:text-properties fo:language="sr" fo:country="BA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sr" fo:country="BA" fo:font-weight="normal" style:font-weight-asian="normal" style:font-weight-complex="normal"/>
    </style:style>
    <style:style style:name="T16" style:family="text">
      <style:text-properties fo:language="sr" fo:country="BA" fo:font-weight="normal" officeooo:rsid="0012c5ca" style:font-weight-asian="normal" style:font-weight-complex="normal"/>
    </style:style>
    <style:style style:name="T17" style:family="text">
      <style:text-properties fo:language="sr" fo:country="BA" officeooo:rsid="0012c5ca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use-window-font-color="true" fo:font-size="12pt" fo:language="sr" fo:country="BA" fo:font-weight="normal" style:letter-kerning="false" style:font-name-asian="Calibri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1" style:family="text">
      <style:text-properties style:use-window-font-color="true" fo:font-size="12pt" fo:language="sr" fo:country="BA" fo:font-weight="normal" officeooo:rsid="001467e2" style:letter-kerning="false" style:font-name-asian="Calibri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2" style:family="text">
      <style:text-properties style:use-window-font-color="true" fo:font-size="12pt" fo:language="sr" fo:country="BA" fo:font-weight="normal" officeooo:rsid="00154d04" style:letter-kerning="false" style:font-name-asian="Calibri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3" style:family="text">
      <style:text-properties style:use-window-font-color="true" fo:font-size="12pt" fo:language="sr" fo:country="BA" fo:font-weight="normal" officeooo:rsid="005cfc7c" style:letter-kerning="false" style:font-name-asian="Calibri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12c5ca"/>
    </style:style>
    <style:style style:name="T27" style:family="text">
      <style:text-properties style:font-name="Times new roman" officeooo:rsid="0012c5ca" style:font-name-asian="Noto Sans Mono CJK SC" style:font-name-complex="Liberation Mono"/>
    </style:style>
    <style:style style:name="T28" style:family="text">
      <style:text-properties style:font-name="Times new roman" fo:font-size="12pt" fo:font-weight="normal" officeooo:rsid="002483ce" style:font-name-asian="Noto Sans Mono CJK SC" style:font-size-asian="10.5pt" style:font-weight-asian="normal" style:font-name-complex="Liberation Mono" style:font-size-complex="12pt" style:font-weight-complex="normal"/>
    </style:style>
    <style:style style:name="T29" style:family="text">
      <style:text-properties style:font-name="Times new roman" fo:font-size="12pt" fo:font-weight="normal" officeooo:rsid="0024f0a6" style:font-name-asian="Noto Sans Mono CJK SC" style:font-size-asian="10.5pt" style:font-weight-asian="normal" style:font-name-complex="Liberation Mono" style:font-size-complex="12pt" style:font-weight-complex="normal"/>
    </style:style>
    <style:style style:name="T30" style:family="text">
      <style:text-properties style:font-name="Times new roman" fo:font-size="12pt" fo:font-weight="normal" officeooo:rsid="002571a1" style:font-name-asian="Noto Sans Mono CJK SC" style:font-size-asian="10.5pt" style:font-weight-asian="normal" style:font-name-complex="Liberation Mono" style:font-size-complex="12pt" style:font-weight-complex="normal"/>
    </style:style>
    <style:style style:name="T31" style:family="text">
      <style:text-properties style:font-name="Times new roman" fo:font-size="12pt" fo:font-weight="normal" officeooo:rsid="00272a14" style:font-name-asian="Noto Sans Mono CJK SC" style:font-size-asian="10.5pt" style:font-weight-asian="normal" style:font-name-complex="Liberation Mono" style:font-size-complex="12pt" style:font-weight-complex="normal"/>
    </style:style>
    <style:style style:name="T32" style:family="text">
      <style:text-properties style:font-name="Times new roman" fo:font-size="12pt" fo:font-weight="normal" officeooo:rsid="0028f89c" style:font-name-asian="Noto Sans Mono CJK SC" style:font-size-asian="10.5pt" style:font-weight-asian="normal" style:font-name-complex="Liberation Mono" style:font-size-complex="12pt" style:font-weight-complex="normal"/>
    </style:style>
    <style:style style:name="T33" style:family="text">
      <style:text-properties style:font-name="Times new roman" fo:font-size="12pt" fo:font-weight="normal" officeooo:rsid="00293615" style:font-name-asian="Noto Sans Mono CJK SC" style:font-size-asian="10.5pt" style:font-weight-asian="normal" style:font-name-complex="Liberation Mono" style:font-size-complex="12pt" style:font-weight-complex="normal"/>
    </style:style>
    <style:style style:name="T34" style:family="text">
      <style:text-properties style:font-name="Times new roman" fo:font-size="12pt" fo:font-weight="normal" officeooo:rsid="002d1c0a" style:font-name-asian="Noto Sans Mono CJK SC" style:font-size-asian="10.5pt" style:font-weight-asian="normal" style:font-name-complex="Liberation Mono" style:font-size-complex="12pt" style:font-weight-complex="normal"/>
    </style:style>
    <style:style style:name="T35" style:family="text">
      <style:text-properties style:font-name="Times new roman" fo:font-size="12pt" fo:font-weight="normal" officeooo:rsid="002e4387" style:font-name-asian="Noto Sans Mono CJK SC" style:font-size-asian="10.5pt" style:font-weight-asian="normal" style:font-name-complex="Liberation Mono" style:font-size-complex="12pt" style:font-weight-complex="normal"/>
    </style:style>
    <style:style style:name="T36" style:family="text">
      <style:text-properties style:font-name="Times new roman" fo:font-size="12pt" fo:font-weight="normal" officeooo:rsid="0032ea27" style:font-name-asian="Noto Sans Mono CJK SC" style:font-size-asian="10.5pt" style:font-weight-asian="normal" style:font-name-complex="Liberation Mono" style:font-size-complex="12pt" style:font-weight-complex="normal"/>
    </style:style>
    <style:style style:name="T37" style:family="text">
      <style:text-properties style:font-name="Times new roman" fo:font-size="12pt" fo:font-weight="normal" officeooo:rsid="0034c090" style:font-name-asian="Noto Sans Mono CJK SC" style:font-size-asian="10.5pt" style:font-weight-asian="normal" style:font-name-complex="Liberation Mono" style:font-size-complex="12pt" style:font-weight-complex="normal"/>
    </style:style>
    <style:style style:name="T38" style:family="text">
      <style:text-properties style:font-name="Times new roman" fo:font-size="12pt" fo:font-weight="normal" officeooo:rsid="00357fd6" style:font-name-asian="Noto Sans Mono CJK SC" style:font-size-asian="10.5pt" style:font-weight-asian="normal" style:font-name-complex="Liberation Mono" style:font-size-complex="12pt" style:font-weight-complex="normal"/>
    </style:style>
    <style:style style:name="T39" style:family="text">
      <style:text-properties style:font-name="Times new roman" fo:font-size="12pt" fo:font-weight="normal" officeooo:rsid="00377556" style:font-name-asian="Noto Sans Mono CJK SC" style:font-size-asian="10.5pt" style:font-weight-asian="normal" style:font-name-complex="Liberation Mono" style:font-size-complex="12pt" style:font-weight-complex="normal"/>
    </style:style>
    <style:style style:name="T40" style:family="text">
      <style:text-properties style:font-name="Times new roman" fo:font-size="12pt" fo:font-weight="normal" officeooo:rsid="00391c4f" style:font-name-asian="Noto Sans Mono CJK SC" style:font-size-asian="10.5pt" style:font-weight-asian="normal" style:font-name-complex="Liberation Mono" style:font-size-complex="12pt" style:font-weight-complex="normal"/>
    </style:style>
    <style:style style:name="T41" style:family="text">
      <style:text-properties style:font-name="Times new roman" fo:font-size="12pt" fo:font-weight="normal" officeooo:rsid="003b07c2" style:font-name-asian="Noto Sans Mono CJK SC" style:font-size-asian="10.5pt" style:font-weight-asian="normal" style:font-name-complex="Liberation Mono" style:font-size-complex="12pt" style:font-weight-complex="normal"/>
    </style:style>
    <style:style style:name="T42" style:family="text">
      <style:text-properties style:font-name="Times new roman" fo:font-size="12pt" fo:font-weight="normal" officeooo:rsid="00507f91" style:font-name-asian="Noto Sans Mono CJK SC" style:font-size-asian="10.5pt" style:font-weight-asian="normal" style:font-name-complex="Liberation Mono" style:font-size-complex="12pt" style:font-weight-complex="normal"/>
    </style:style>
    <style:style style:name="T43" style:family="text">
      <style:text-properties style:font-name="Times new roman" fo:font-size="12pt" fo:font-weight="normal" officeooo:rsid="00581ad6" style:font-name-asian="Noto Sans Mono CJK SC" style:font-size-asian="10.5pt" style:font-weight-asian="normal" style:font-name-complex="Liberation Mono" style:font-size-complex="12pt" style:font-weight-complex="normal"/>
    </style:style>
    <style:style style:name="T44" style:family="text">
      <style:text-properties style:font-name="Times new roman" fo:font-style="italic" style:font-style-asian="italic" style:font-style-complex="italic"/>
    </style:style>
    <style:style style:name="T45" style:family="text">
      <style:text-properties style:font-name="Times new roman" fo:font-style="italic" officeooo:rsid="0012c5ca" style:font-style-asian="italic" style:font-style-complex="italic"/>
    </style:style>
    <style:style style:name="T46" style:family="text">
      <style:text-properties style:font-name="Times new roman" fo:font-weight="bold" officeooo:rsid="0012c5ca" style:font-weight-asian="bold" style:font-weight-complex="bold"/>
    </style:style>
    <style:style style:name="T47" style:family="text">
      <style:text-properties style:font-name="Times new roman" fo:font-size="11pt" style:font-size-asian="11pt" style:font-size-complex="11pt"/>
    </style:style>
    <style:style style:name="T48" style:family="text">
      <style:text-properties style:font-name="Times new roman" fo:font-weight="normal" officeooo:rsid="0012c5ca" style:font-name-asian="Noto Sans Mono CJK SC" style:font-weight-asian="normal" style:font-name-complex="Liberation Mono" style:font-weight-complex="normal"/>
    </style:style>
    <style:style style:name="T49" style:family="text">
      <style:text-properties style:font-name="Times new roman" fo:font-weight="normal" officeooo:rsid="00693408" style:font-name-asian="Noto Sans Mono CJK SC" style:font-weight-asian="normal" style:font-name-complex="Liberation Mono" style:font-weight-complex="normal"/>
    </style:style>
    <style:style style:name="T50" style:family="text">
      <style:text-properties style:font-name="Times new roman" fo:font-size="13pt" fo:font-weight="bold" officeooo:rsid="0012c5ca" style:font-size-asian="13pt" style:font-weight-asian="bold" style:font-size-complex="13pt" style:font-weight-complex="bold"/>
    </style:style>
    <style:style style:name="T51" style:family="text">
      <style:text-properties style:font-name="Times new roman" fo:font-size="13pt" fo:font-weight="bold" officeooo:rsid="004dda29" style:font-size-asian="13pt" style:font-weight-asian="bold" style:font-size-complex="13pt" style:font-weight-complex="bold"/>
    </style:style>
    <style:style style:name="T52" style:family="text">
      <style:text-properties style:font-name="Times new roman" fo:font-size="13pt" fo:font-weight="bold" officeooo:rsid="0065cbd1" style:font-size-asian="13pt" style:font-weight-asian="bold" style:font-size-complex="13pt" style:font-weight-complex="bold"/>
    </style:style>
    <style:style style:name="T53" style:family="text">
      <style:text-properties style:font-name="Times new roman" fo:font-size="13pt" fo:font-weight="bold" officeooo:rsid="00677b29" style:font-size-asian="13pt" style:font-weight-asian="bold" style:font-size-complex="13pt" style:font-weight-complex="bold"/>
    </style:style>
    <style:style style:name="T54" style:family="text">
      <style:text-properties style:font-name="Times new roman" fo:font-size="13pt" fo:font-weight="bold" officeooo:rsid="0065cbd1" style:font-name-asian="Noto Sans Mono CJK SC" style:font-size-asian="13pt" style:font-weight-asian="bold" style:font-name-complex="Liberation Mono" style:font-size-complex="13pt" style:font-weight-complex="bold"/>
    </style:style>
    <style:style style:name="T55" style:family="text">
      <style:text-properties style:font-name="Times new roman" officeooo:rsid="0043e1de"/>
    </style:style>
    <style:style style:name="T56" style:family="text">
      <style:text-properties style:font-name="Times new roman" officeooo:rsid="00450f61"/>
    </style:style>
    <style:style style:name="T57" style:family="text">
      <style:text-properties style:font-name="Times new roman" officeooo:rsid="00482221"/>
    </style:style>
    <style:style style:name="T58" style:family="text">
      <style:text-properties style:font-name="Times new roman" fo:font-size="15pt" fo:font-weight="bold" officeooo:rsid="0059cd47" style:font-size-asian="15pt" style:font-weight-asian="bold" style:font-size-complex="15pt" style:font-weight-complex="bold"/>
    </style:style>
    <style:style style:name="T59" style:family="text">
      <style:text-properties style:font-name="Times new roman" fo:font-size="15pt" fo:font-weight="bold" officeooo:rsid="0012c5ca" style:font-size-asian="15pt" style:font-weight-asian="bold" style:font-size-complex="15pt" style:font-weight-complex="bold"/>
    </style:style>
    <style:style style:name="T60" style:family="text">
      <style:text-properties style:font-name="Times new roman" fo:font-size="15pt" fo:font-weight="bold" officeooo:rsid="0059cd47" style:font-name-asian="Noto Sans Mono CJK SC" style:font-size-asian="15pt" style:font-weight-asian="bold" style:font-name-complex="Liberation Mono" style:font-size-complex="15pt" style:font-weight-complex="bold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fo:font-size="11pt" officeooo:rsid="0012c5ca" style:font-size-asian="11pt" style:font-size-complex="11pt"/>
    </style:style>
    <style:style style:name="T63" style:family="text">
      <style:text-properties fo:font-size="11pt" officeooo:rsid="00693408" style:font-size-asian="11pt" style:font-size-complex="11pt"/>
    </style:style>
    <style:style style:name="T64" style:family="text">
      <style:text-properties fo:font-size="11pt" officeooo:rsid="006a46ea" style:font-size-asian="11pt" style:font-size-complex="11pt"/>
    </style:style>
    <style:style style:name="T65" style:family="text">
      <style:text-properties fo:color="#000000"/>
    </style:style>
    <style:style style:name="T66" style:family="text">
      <style:text-properties officeooo:rsid="004011c6"/>
    </style:style>
    <style:style style:name="T67" style:family="text">
      <style:text-properties officeooo:rsid="00693408"/>
    </style:style>
    <style:style style:name="T68" style:family="text">
      <style:text-properties officeooo:rsid="006a46ea"/>
    </style:style>
    <style:style style:name="T69" style:family="text">
      <style:text-properties officeooo:rsid="006d57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457in" fo:text-indent="-0.25in" fo:margin-left="0.645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57in" fo:text-indent="-0.25in" fo:margin-left="0.895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57in" fo:text-indent="-0.25in" fo:margin-left="1.145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57in" fo:text-indent="-0.25in" fo:margin-left="1.395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57in" fo:text-indent="-0.25in" fo:margin-left="1.895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57in" fo:text-indent="-0.25in" fo:margin-left="2.145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57in" fo:text-indent="-0.25in" fo:margin-left="2.395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57in" fo:text-indent="-0.25in" fo:margin-left="2.645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57in" fo:text-indent="-0.25in" fo:margin-left="2.895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457in" fo:text-indent="-0.25in" fo:margin-left="0.645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57in" fo:text-indent="-0.25in" fo:margin-left="0.895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57in" fo:text-indent="-0.25in" fo:margin-left="1.145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57in" fo:text-indent="-0.25in" fo:margin-left="1.395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57in" fo:text-indent="-0.25in" fo:margin-left="1.895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57in" fo:text-indent="-0.25in" fo:margin-left="2.145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57in" fo:text-indent="-0.25in" fo:margin-left="2.395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57in" fo:text-indent="-0.25in" fo:margin-left="2.645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57in" fo:text-indent="-0.25in" fo:margin-left="2.895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60">Биографија</text:span><text:span text:style-name="T59"> – </text:span><text:span text:style-name="T58">Марко Ђукановић</text:span></text:p>
      <text:p text:style-name="P8"/>
      <text:p text:style-name="P8"/>
      <text:p text:style-name="P11"><text:span text:style-name="T28">Марко Ђукановић је рођен у Новом Граду, 20.10.1990. године. Прородно-математички факултет уписује 2009. на Одсјеку за математику и информатику, математика и информатима – општи смјер. Исти завршава јула 2013. са просјечном оцјеном 9.87 (од 10.00). </text:span><text:span text:style-name="T29">На истом факултету завршава мастер студије из математике 2016. Уписује докторске студије из информатике (област <text:s/>компјутерских наука) </text:span><text:span text:style-name="T30">на ТУ у Бечу, Аустрија</text:span><text:span text:style-name="T29">, </text:span><text:span text:style-name="T31">п</text:span><text:span text:style-name="T30">од менторство</text:span><text:span text:style-name="T31">м</text:span><text:span text:style-name="T30"> професора Гинтера Раидла. Исте</text:span><text:span text:style-name="T29"> </text:span><text:span text:style-name="T30"><text:s/>завршава маја 2021. са највишим похвалом. Биран је у својс</text:span><text:span text:style-name="T34">тв</text:span><text:span text:style-name="T32">о</text:span><text:span text:style-name="T30"> доцента на Природно-математичком факултету у септембру 2021. <text:s/></text:span><text:span text:style-name="T32">Предаје углавном курсеве који </text:span><text:span text:style-name="T33">припадају области</text:span><text:span text:style-name="T32"> компјутерских наука, попут База података и </text:span><text:span text:style-name="T33">Процедуралног програмирања, </text:span><text:span text:style-name="T38">те</text:span><text:span text:style-name="T35"> </text:span><text:span text:style-name="T34">Операцион</text:span><text:span text:style-name="T43">их</text:span><text:span text:style-name="T34"> истраживања </text:span><text:span text:style-name="T36">и</text:span><text:span text:style-name="T34"> </text:span><text:span text:style-name="T39">Уво</text:span><text:span text:style-name="T43">да </text:span><text:span text:style-name="T39">у в</text:span><text:span text:style-name="T34">јештачк</text:span><text:span text:style-name="T37">у</text:span><text:span text:style-name="T34"> интелигенц</text:span><text:span text:style-name="T37">ију</text:span><text:span text:style-name="T34">. </text:span><text:span text:style-name="T40">Аутор је и</text:span><text:span text:style-name="T41">ли</text:span><text:span text:style-name="T40"> коаутор око 30 </text:span><text:span text:style-name="T42"><text:s/>рецензираних </text:span><text:span text:style-name="T40">радова. </text:span></text:p>
      <text:p text:style-name="P9"><text:s/></text:p>
      <text:p text:style-name="P8"/>
      <text:p text:style-name="P21">Учешће на пројектима</text:p>
      <text:p text:style-name="P10"/>
      <text:p text:style-name="P15"><text:span text:style-name="T3"><text:s text:c="2"/>У својству</text:span><text:span text:style-name="T2"> чла</text:span><text:span text:style-name="T3">на</text:span><text:span text:style-name="T2"> пројектног </text:span><text:span text:style-name="T4">ти</text:span><text:span text:style-name="T5">ма</text:span></text:p>
      <text:p text:style-name="P4"/>
      <text:list xml:id="list134449723" text:style-name="WWNum2">
        <text:list-item>
          <text:p text:style-name="P17"><text:span text:style-name="T9">Назив:</text:span><text:span text:style-name="T8"> </text:span><text:span text:style-name="T11">Развој и примјена метода комбинаторне оптимизације и метода машинског учења у биоинформатици</text:span></text:p>
        </text:list-item>
      </text:list>
      <text:p text:style-name="P1"><text:span text:style-name="T9">Тип: </text:span><text:span text:style-name="T8">национални научноистраживачки</text:span></text:p>
      <text:p text:style-name="P1"><text:span text:style-name="T9">Финансијер:</text:span><text:span text:style-name="T8"> Министарство за научнотехнолошки развој, високо образовање и информационо друштво, Владе Републике Српске</text:span></text:p>
      <text:p text:style-name="P1"><text:span text:style-name="T9">Трајање:</text:span><text:span text:style-name="T8"> 2019-2020</text:span></text:p>
      <text:p text:style-name="P1"><text:span text:style-name="T10">Буџет</text:span><text:span text:style-name="T8">: 12410 КМ</text:span></text:p>
      <text:p text:style-name="P1"><text:span text:style-name="T9">Руководилац:</text:span><text:span text:style-name="T8"> проф. др Драган Матић</text:span></text:p>
      <text:p text:style-name="P2"/>
      <text:list xml:id="list215610965813463" text:continue-numbering="true" text:style-name="WWNum2">
        <text:list-item>
          <text:p text:style-name="P17"><text:span text:style-name="T9">Назив: </text:span><text:span text:style-name="T11">Суфинансирање припремних активности за израду пројектног приједлога - COST акциј</text:span><text:span text:style-name="T12">a</text:span></text:p>
        </text:list-item>
      </text:list>
      <text:p text:style-name="P1"><text:span text:style-name="T9">Тип: </text:span><text:span text:style-name="T8">за суфинансирање учешћа у </text:span>COST<text:span text:style-name="T8"> акцијама</text:span></text:p>
      <text:p text:style-name="P1"><text:span text:style-name="T9">Финансијер:</text:span><text:span text:style-name="T8"> </text:span><text:s/><text:span text:style-name="T8">Министарство за научнотехнолошки развој, високо образовање и информационо друштво, Владе Републике Српске</text:span></text:p>
      <text:p text:style-name="P1"><text:span text:style-name="T9">Трајање:</text:span><text:span text:style-name="T18"> </text:span><text:span text:style-name="T8">2020-2021</text:span></text:p>
      <text:p text:style-name="P1"><text:span text:style-name="T10">Буџет</text:span><text:span text:style-name="T8">: 1500 КМ</text:span></text:p>
      <text:p text:style-name="P1"><text:span text:style-name="T9">Руководилац:</text:span><text:span text:style-name="T8"> проф. др Драган Матић</text:span></text:p>
      <text:p text:style-name="P2"/>
      <text:list xml:id="list215611216972716" text:continue-numbering="true" text:style-name="WWNum2">
        <text:list-item>
          <text:p text:style-name="P17"><text:span text:style-name="T9">Назив:</text:span><text:span text:style-name="T18"> </text:span><text:span text:style-name="T11">Развој метода вјештачке интелигенције за рјешавање проблема рачунарске биологије</text:span></text:p>
        </text:list-item>
      </text:list>
      <text:p text:style-name="P1"><text:span text:style-name="T9">Тип: </text:span><text:span text:style-name="T15">национални</text:span><text:span text:style-name="T9"> </text:span><text:span text:style-name="T8">научноистраживачки</text:span></text:p>
      <text:p text:style-name="P1"><text:span text:style-name="T9">Финансијер:</text:span><text:span text:style-name="T8"> </text:span><text:s/><text:span text:style-name="T8">Министарство за научнотехнолошки развој, високо образовање и информационо друштво, Владе Републике Српске</text:span></text:p>
      <text:p text:style-name="P1"><text:span text:style-name="T9">Трајање:</text:span><text:span text:style-name="T18"> <text:s/></text:span><text:span text:style-name="T8">2020-2021</text:span></text:p>
      <text:p text:style-name="P1"><text:span text:style-name="T10">Буџет</text:span><text:span text:style-name="T8">: 22000 КМ</text:span></text:p>
      <text:p text:style-name="P1"><text:span text:style-name="T9">Руководилац:</text:span><text:span text:style-name="T8"> <text:s text:c="2"/>проф. др Драган Матић</text:span></text:p>
      <text:p text:style-name="P2"/>
      <text:list xml:id="list215610917714469" text:continue-numbering="true" text:style-name="WWNum2">
        <text:list-item>
          <text:p text:style-name="P17"><text:span text:style-name="T9">Назив:</text:span><text:span text:style-name="T18"> </text:span><text:span text:style-name="T9"><text:s/></text:span><text:span text:style-name="T13"><text:s/></text:span><text:span text:style-name="T14">Нилпотентне орбите и комутативност матрица</text:span></text:p>
        </text:list-item>
      </text:list>
      <text:p text:style-name="P5"><text:span text:style-name="T10"><text:s text:c="12"/>Тип</text:span><text:span text:style-name="T15">: Међународни научноистраживачки</text:span></text:p>
      <text:p text:style-name="P5"><text:soft-page-break/><text:span text:style-name="T10"><text:s text:c="12"/>Финансијер</text:span><text:span text:style-name="T15">: Министарство за научнотехнолошки развој, високо образовање и </text:span></text:p>
      <text:p text:style-name="P6"><text:s text:c="12"/>информационо друштво, Владе Републике Српске</text:p>
      <text:p text:style-name="P5"><text:span text:style-name="T10"><text:s text:c="12"/>Трајање</text:span><text:span text:style-name="T15">: 2019-2020</text:span></text:p>
      <text:p text:style-name="P5"><text:span text:style-name="T10"><text:s text:c="12"/>Буџет</text:span><text:span text:style-name="T15">: 4000 КМ</text:span></text:p>
      <text:p text:style-name="P5"><text:span text:style-name="T10"><text:s text:c="12"/>Руководилац</text:span><text:span text:style-name="T15">: проф. Др Душко Богданић</text:span></text:p>
      <text:p text:style-name="P4"/>
      <text:p text:style-name="P7"/>
      <text:list xml:id="list215611109396241" text:continue-numbering="true" text:style-name="WWNum2">
        <text:list-item>
          <text:p text:style-name="P17"><text:span text:style-name="T9">Назив: </text:span><text:span text:style-name="T11">Реализација COST акције Information, Coding, and Biological Function: The Dynamics of Life</text:span></text:p>
        </text:list-item>
      </text:list>
      <text:p text:style-name="P1"><text:span text:style-name="T9">Тип: </text:span><text:span text:style-name="T8">суфинансирање учешћа у научно истраживачком програму Европске уније одобрене - <text:s/></text:span>COST<text:span text:style-name="T8"> акцијама</text:span></text:p>
      <text:p text:style-name="P1"><text:span text:style-name="T9">Финансијер: </text:span><text:span text:style-name="T8">Министарство за научнотехнолошки развој, високо образовање <text:s/>информационо друштво, Владе Републике Српске</text:span></text:p>
      <text:p text:style-name="P1"><text:span text:style-name="T9">Трајање:</text:span><text:span text:style-name="T18"> <text:s/></text:span><text:span text:style-name="T8">2023-2024 </text:span></text:p>
      <text:p text:style-name="P1"><text:span text:style-name="T10">Буџет</text:span><text:span text:style-name="T8">: 2000 КМ</text:span></text:p>
      <text:p text:style-name="P1"><text:span text:style-name="T9">Руководилац:</text:span><text:span text:style-name="T8"> <text:s text:c="2"/>проф. др Драган Матић </text:span></text:p>
      <text:p text:style-name="P3"/>
      <text:p text:style-name="P5"><text:span text:style-name="T17"><text:s text:c="5"/>6.</text:span><text:span text:style-name="T15"> <text:s text:c="3"/></text:span><text:span text:style-name="T9">Назив: </text:span><text:span text:style-name="T14">Meтоде базиране на рационалним Криловљевим потпросторима</text:span></text:p>
      <text:p text:style-name="P1"><text:span text:style-name="T9">Тип: </text:span><text:span text:style-name="T15">Национални научноистраживачки</text:span></text:p>
      <text:p text:style-name="P1"><text:span text:style-name="T9">Финансијер: </text:span><text:span text:style-name="T8">Министарство за научнотехнолошки развој, високо образовање и информационо друштво, Владе Републике Српске</text:span></text:p>
      <text:p text:style-name="P1"><text:span text:style-name="T9">Трајање:</text:span><text:span text:style-name="T18"> <text:s/></text:span><text:span text:style-name="T8">2016-2018 </text:span></text:p>
      <text:p text:style-name="P1"><text:span text:style-name="T10">Буџет</text:span><text:span text:style-name="T8">: 12000 КМ</text:span></text:p>
      <text:p text:style-name="P7"><text:span text:style-name="T9">Руководилац:</text:span><text:span text:style-name="T8"> <text:s text:c="2"/>проф. др Мирослав Пранић </text:span></text:p>
      <text:p text:style-name="P2"/>
      <text:p text:style-name="P15"><text:span text:style-name="T7">У својству</text:span><text:span text:style-name="T6"> </text:span><text:span text:style-name="T20">руководи</text:span><text:span text:style-name="T21">оца </text:span><text:span text:style-name="T22">проје</text:span><text:span text:style-name="T23">кта</text:span></text:p>
      <text:p text:style-name="P16"/>
      <text:p text:style-name="P13"><text:span text:style-name="T16">1. </text:span><text:span text:style-name="T10">Назив</text:span><text:span text:style-name="T8">: </text:span>Теоријски и алгоритамски аспекти за рјешавање проблема римске доминације</text:p>
      <text:p text:style-name="P13"><text:s text:c="5"/><text:span text:style-name="T19">Број пројекта: </text:span><text:span text:style-name="T24">1259074</text:span></text:p>
      <text:p text:style-name="P13"><text:span text:style-name="T24"><text:s text:c="5"/></text:span><text:span text:style-name="T19">Тип</text:span><text:span text:style-name="T24">: Међународни научноистраживачки</text:span></text:p>
      <text:p text:style-name="P13"><text:span text:style-name="T24"><text:s text:c="5"/></text:span><text:span text:style-name="T19">Финансијер</text:span><text:span text:style-name="T24">: Министарство цивилних послова БиХ</text:span></text:p>
      <text:p text:style-name="P13"><text:span text:style-name="T24"><text:s text:c="5"/></text:span><text:span text:style-name="T19">Трајање</text:span><text:span text:style-name="T24">: <text:s/>2023-2024</text:span></text:p>
      <text:p text:style-name="P13"><text:span text:style-name="T24"><text:s text:c="5"/></text:span><text:span text:style-name="T19">Буџет</text:span><text:span text:style-name="T24">: 10000 КМ</text:span></text:p>
      <text:p text:style-name="P12"/>
      <text:p text:style-name="P22">Учешћа <text:span text:style-name="T69">на међународним </text:span>научним скуповима</text:p>
      <text:p text:style-name="P8"/>
      <text:list xml:id="list2024155705" text:style-name="L1">
        <text:list-item>
          <text:p text:style-name="P27"><text:span text:style-name="T1">15/07/2023 – 19/07/2023 – </text:span>The Genetic and Evolutionary Computation Conference (GECCO 2023), <text:span text:style-name="T1">Lisabon, Portugal</text:span></text:p>
        </text:list-item>
        <text:list-item>
          <text:p text:style-name="P28">19/05/2023 – 20/05/2023 – 2nd Serbian International Conference on Applied Artificial Intelligence (SICAAI), Kragujevac, Srbija</text:p>
        </text:list-item>
        <text:list-item>
          <text:p text:style-name="P28">01/06/2022 – 03/06/2022 – <text:span text:style-name="T65">ICPRAI 2022 - 3rd International Conference on Pattern Recognition and Artificial Intelligence, Pariz, Francuska</text:span></text:p>
        </text:list-item>
        <text:list-item>
          <text:p text:style-name="P27"><text:span text:style-name="T61">28/09/2020 – 02/10/2020 – OPTIMA 2020: XI International Conference Optimization and Applicatio</text:span><text:span text:style-name="T62">ns, Petrovac, </text:span><text:span text:style-name="T64">Crna Gora</text:span></text:p>
        </text:list-item>
        <text:list-item>
          <text:p text:style-name="P26"><text:span text:style-name="T61">10/09/2019 – 13/09/2019 – <text:s/>LOD 2019: The Fifth International Conference on Machine Learning, Optimization, and Data Science, <text:s/>Certosa di Pontignano, Siena – Tuscany, </text:span><text:span text:style-name="T62">Italija</text:span></text:p>
        </text:list-item>
        <text:list-item>
          <text:p text:style-name="P30">17/02/2019 – 22/02/2019 – EUROCAST 2019: 17th International Conference on Computer Aided Systems Theory, Las Palmas de Gran Canaria, Španij<text:span text:style-name="T68">а</text:span></text:p>
        </text:list-item>
        <text:list-item>
          <text:p text:style-name="P30"><text:soft-page-break/>10/06/2018 – 15/06/2018 – LION 12: 12th International Conference, LION 12, Kalamata, Grčka</text:p>
        </text:list-item>
      </text:list>
      <text:p text:style-name="P8"><text:s text:c="8"/></text:p>
      <text:p text:style-name="P23">Стране и домаће награде и признања за научни доприно<text:span text:style-name="T66">с</text:span></text:p>
      <text:p text:style-name="P8"/>
      <text:list xml:id="list3809609386" text:style-name="L2">
        <text:list-item>
          <text:p text:style-name="P18"><text:span text:style-name="T45">Danubiоus young scientist award winner</text:span><text:span text:style-name="T26"> – dobitnik nagrade </text:span><text:span text:style-name="T27">za</text:span><text:span text:style-name="T26"> BiH, 20</text:span><text:span text:style-name="T57">22.</text:span></text:p>
        </text:list-item>
        <text:list-item>
          <text:p text:style-name="P19"><text:span text:style-name="T44">Best paper award winner</text:span><text:span text:style-name="T25"> (zajedno sa A. Karteljom), na konferenciji </text:span><text:span text:style-name="T47">SICAAI </text:span><text:span text:style-name="T25">2023.</text:span></text:p>
        </text:list-item>
        <text:list-item>
          <text:p text:style-name="P20"><text:span text:style-name="T25">Златна плакета </text:span><text:span text:style-name="T55">о</text:span><text:span text:style-name="T25">пштине Нови Град </text:span><text:span text:style-name="T56">за достигнућа у пољу науке, 2023.</text:span></text:p>
        </text:list-item>
      </text:list>
      <text:p text:style-name="P8"/>
      <text:p text:style-name="P25"><text:span text:style-name="T50">Рецензи</text:span><text:span text:style-name="T53">рање</text:span><text:span text:style-name="T50"> радова </text:span><text:span text:style-name="T54">за</text:span><text:span text:style-name="T50"> часоп</text:span><text:span text:style-name="T52">исе</text:span></text:p>
      <text:p text:style-name="P14"/>
      <text:list xml:id="list273889326" text:style-name="L3">
        <text:list-item>
          <text:p text:style-name="P31"><text:span text:style-name="T61">Applied Soft Computing (1 </text:span><text:span text:style-name="T63">рад</text:span><text:span text:style-name="T61">, 2022.)</text:span></text:p>
        </text:list-item>
        <text:list-item>
          <text:p text:style-name="P29">BMC (1 <text:span text:style-name="T67">рад</text:span>, 2022.)</text:p>
        </text:list-item>
        <text:list-item>
          <text:p text:style-name="P29">Bulletin of International Mathematical Virtual Institute (2 <text:span text:style-name="T67">рада</text:span>, 2022.)</text:p>
        </text:list-item>
        <text:list-item>
          <text:p text:style-name="P29">Computers &amp; Operations Research (1 <text:span text:style-name="T67">рад,</text:span> 2022.)</text:p>
        </text:list-item>
        <text:list-item>
          <text:p text:style-name="P29">Journal of Heuristics (1 <text:span text:style-name="T67">рад,</text:span> 2021.)</text:p>
        </text:list-item>
        <text:list-item>
          <text:p text:style-name="P29">Information Sciences (1 <text:span text:style-name="T67">рад</text:span>, 2021.)</text:p>
        </text:list-item>
        <text:list-item>
          <text:p text:style-name="P29">Journal of Big Data (2 <text:span text:style-name="T67">рада</text:span>, 2022.)</text:p>
        </text:list-item>
        <text:list-item>
          <text:p text:style-name="P29">Mathematics (1 <text:span text:style-name="T67">рад,</text:span> 2022.)</text:p>
        </text:list-item>
        <text:list-item>
          <text:p text:style-name="P29"><text:span text:style-name="T48">Soft Computing (</text:span><text:span text:style-name="T49">1 рад,</text:span><text:span text:style-name="T48"> 2022.)</text:span><text:span text:style-name="T46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2T21:56:06.869458150</dc:date>
    <meta:editing-duration>PT1H26M16S</meta:editing-duration>
    <meta:editing-cycles>162</meta:editing-cycles>
    <meta:generator>LibreOffice/6.4.7.2$Linux_X86_64 LibreOffice_project/40$Build-2</meta:generator>
    <meta:document-statistic meta:table-count="0" meta:image-count="0" meta:object-count="0" meta:page-count="3" meta:paragraph-count="72" meta:word-count="613" meta:character-count="4750" meta:non-whitespace-character-count="4068"/>
  </office:meta>
</office:document-meta>
</file>